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8.982cm"/>
    </style:style>
    <style:style style:name="co3" style:family="table-column">
      <style:table-column-properties fo:break-before="auto" style:column-width="8.673cm"/>
    </style:style>
    <style:style style:name="co4" style:family="table-column">
      <style:table-column-properties fo:break-before="auto" style:column-width="1.771cm"/>
    </style:style>
    <style:style style:name="co5" style:family="table-column">
      <style:table-column-properties fo:break-before="auto" style:column-width="1.653cm"/>
    </style:style>
    <style:style style:name="co6" style:family="table-column">
      <style:table-column-properties fo:break-before="auto" style:column-width="2.988cm"/>
    </style:style>
    <style:style style:name="co7" style:family="table-column">
      <style:table-column-properties fo:break-before="auto" style:column-width="1.194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0.818cm"/>
    </style:style>
    <style:style style:name="co12" style:family="table-column">
      <style:table-column-properties fo:break-before="auto" style:column-width="1.328cm"/>
    </style:style>
    <style:style style:name="co13" style:family="table-column">
      <style:table-column-properties fo:break-before="auto" style:column-width="6.133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43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>
      <style:table-cell-properties fo:background-color="#e6a5e4"/>
    </style:style>
  </office:automatic-styles>
  <office:body>
    <office:spreadsheet>
      <table:table table:name="TST_SEARCH_NOVIEWCONTRO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st Search noViewControl</text:p>
          </table:table-cell>
          <table:table-cell table:style-name="ce1" table:number-columns-repeated="2"/>
          <table:table-cell table:style-name="ce1" office:value-type="string">
            <text:p>TST_SEARCH_NOVIEWCONTROL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office:value-type="string">
            <text:p>//SCHAR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DOC_TST_SEARCH_NOVIEWCONTROL_GUEST</text:p>
          </table:table-cell>
          <table:table-cell/>
          <table:table-cell office:value-type="string">
            <text:p>PDOC Tst Search noViewControl Guest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DOC_TST_SEARCH_NOVIEWCONTROL_ADMIN</text:p>
          </table:table-cell>
          <table:table-cell/>
          <table:table-cell office:value-type="string">
            <text:p>PDOC Tst Search noViewControl Admin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string">
            <text:p>PDOC_TST_SEARCH_NOVIEWCONTROL_GUEST</text:p>
          </table:table-cell>
          <table:table-cell table:style-name="ce7"/>
          <table:table-cell table:style-name="ce7" office:value-type="string">
            <text:p>RESET</text:p>
          </table:table-cell>
          <table:table-cell table:style-name="ce7" office:value-type="string">
            <text:p>view=USER_GUEST</text:p>
          </table:table-cell>
          <table:table-cell table:style-name="ce7" table:number-columns-repeated="11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string">
            <text:p>PDOC_TST_SEARCH_NOVIEWCONTROL_ADMIN</text:p>
          </table:table-cell>
          <table:table-cell table:style-name="ce7"/>
          <table:table-cell table:style-name="ce7" office:value-type="string">
            <text:p>RESET</text:p>
          </table:table-cell>
          <table:table-cell table:style-name="ce7" office:value-type="string">
            <text:p>view=GADMIN</text:p>
          </table:table-cell>
          <table:table-cell table:style-name="ce7"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TST_SEARCH_NOVIEWCONTROL</text:p>
          </table:table-cell>
          <table:table-cell table:style-name="ce6" table:number-columns-repeated="2"/>
          <table:table-cell table:style-name="ce6" office:value-type="string">
            <text:p>a_text</text:p>
          </table:table-cell>
          <table:table-cell table:style-name="ce6"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SEARCH_NOVIEWCONTROL</text:p>
          </table:table-cell>
          <table:table-cell office:value-type="string">
            <text:p>TST_SEARCH_NOVIEWCONTROL_01</text:p>
          </table:table-cell>
          <table:table-cell/>
          <table:table-cell table:formula="of:=[.C21]" office:value-type="string" office:string-value="TST_SEARCH_NOVIEWCONTROL_01">
            <text:p>TST_SEARCH_NOVIEWCONTROL_01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SEARCH_NOVIEWCONTROL</text:p>
          </table:table-cell>
          <table:table-cell office:value-type="string">
            <text:p>TST_SEARCH_NOVIEWCONTROL_02</text:p>
          </table:table-cell>
          <table:table-cell/>
          <table:table-cell table:formula="of:=[.C22]" office:value-type="string" office:string-value="TST_SEARCH_NOVIEWCONTROL_02">
            <text:p>TST_SEARCH_NOVIEWCONTROL_02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SEARCH_NOVIEWCONTROL</text:p>
          </table:table-cell>
          <table:table-cell office:value-type="string">
            <text:p>TST_SEARCH_NOVIEWCONTROL_03</text:p>
          </table:table-cell>
          <table:table-cell/>
          <table:table-cell table:formula="of:=[.C23]" office:value-type="string" office:string-value="TST_SEARCH_NOVIEWCONTROL_03">
            <text:p>TST_SEARCH_NOVIEWCONTROL_03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SEARCH_NOVIEWCONTROL</text:p>
          </table:table-cell>
          <table:table-cell office:value-type="string">
            <text:p>TST_SEARCH_NOVIEWCONTROL_04</text:p>
          </table:table-cell>
          <table:table-cell/>
          <table:table-cell table:formula="of:=[.C24]" office:value-type="string" office:string-value="TST_SEARCH_NOVIEWCONTROL_04">
            <text:p>TST_SEARCH_NOVIEWCONTROL_04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SEARCH_NOVIEWCONTROL</text:p>
          </table:table-cell>
          <table:table-cell office:value-type="string">
            <text:p>TST_SEARCH_NOVIEWCONTROL_05</text:p>
          </table:table-cell>
          <table:table-cell/>
          <table:table-cell table:formula="of:=[.C25]" office:value-type="string" office:string-value="TST_SEARCH_NOVIEWCONTROL_05">
            <text:p>TST_SEARCH_NOVIEWCONTROL_05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SEARCH_NOVIEWCONTROL</text:p>
          </table:table-cell>
          <table:table-cell office:value-type="string">
            <text:p>TST_SEARCH_NOVIEWCONTROL_06</text:p>
          </table:table-cell>
          <table:table-cell/>
          <table:table-cell table:formula="of:=[.C26]" office:value-type="string" office:string-value="TST_SEARCH_NOVIEWCONTROL_06">
            <text:p>TST_SEARCH_NOVIEWCONTROL_06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string">
            <text:p>TST_SEARCH_NOVIEWCONTROL_01</text:p>
          </table:table-cell>
          <table:table-cell table:style-name="ce7" office:value-type="string">
            <text:p>PDOC_TST_SEARCH_NOVIEWCONTROL_GUEST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string">
            <text:p>TST_SEARCH_NOVIEWCONTROL_02</text:p>
          </table:table-cell>
          <table:table-cell table:style-name="ce7" office:value-type="string">
            <text:p>PDOC_TST_SEARCH_NOVIEWCONTROL_GUEST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string">
            <text:p>TST_SEARCH_NOVIEWCONTROL_03</text:p>
          </table:table-cell>
          <table:table-cell table:style-name="ce7" office:value-type="string">
            <text:p>PDOC_TST_SEARCH_NOVIEWCONTROL_GUEST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string">
            <text:p>TST_SEARCH_NOVIEWCONTROL_04</text:p>
          </table:table-cell>
          <table:table-cell table:style-name="ce7" office:value-type="string">
            <text:p>PDOC_TST_SEARCH_NOVIEWCONTROL_ADMIN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string">
            <text:p>TST_SEARCH_NOVIEWCONTROL_05</text:p>
          </table:table-cell>
          <table:table-cell table:style-name="ce7" office:value-type="string">
            <text:p>PDOC_TST_SEARCH_NOVIEWCONTROL_ADMIN</text:p>
          </table:table-cell>
          <table:table-cell table:style-name="ce7" table:number-columns-repeated="13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7/03/2012</text:date>, <text:time>15:0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3-07T15:09:33</dc:date>
    <dc:creator>Eric Brison</dc:creator>
    <meta:editing-duration>P3DT46M7S</meta:editing-duration>
    <meta:editing-cycles>23</meta:editing-cycles>
    <meta:document-statistic meta:table-count="1" meta:cell-count="108" meta:object-count="0"/>
  </office:meta>
</office:document-meta>
</file>